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table:style-name="Default" office:value-type="string" calcext:value-type="string">
            <text:p>Lap7</text:p>
          </table:table-cell>
          <table:table-cell table:style-name="Default"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26666666666667" calcext:value-type="float">
            <text:p>6.27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51666666666667" calcext:value-type="float">
            <text:p>6.52</text:p>
          </table:table-cell>
          <table:table-cell office:value-type="float" office:value="6.6" calcext:value-type="float">
            <text:p>6.60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" calcext:value-type="float">
            <text:p>6.70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5" calcext:value-type="float">
            <text:p>6.45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63333333333333" calcext:value-type="float">
            <text:p>6.63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float" office:value="6.41666666666667" calcext:value-type="float">
            <text:p>6.42</text:p>
          </table:table-cell>
          <table:table-cell office:value-type="float" office:value="6.36666666666667" calcext:value-type="float">
            <text:p>6.37</text:p>
          </table:table-cell>
          <table:table-cell office:value-type="float" office:value="6.58333333333333" calcext:value-type="float">
            <text:p>6.58</text:p>
          </table:table-cell>
          <table:table-cell table:number-columns-repeated="2" office:value-type="float" office:value="6.7" calcext:value-type="float">
            <text:p>6.70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0</text:p>
          </table:table-cell>
          <table:table-cell office:value-type="float" office:value="6.73333333333333" calcext:value-type="float">
            <text:p>6.73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81666666666667" calcext:value-type="float">
            <text:p>6.82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58333333333333" calcext:value-type="float">
            <text:p>6.58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6.45" calcext:value-type="float">
            <text:p>6.45</text:p>
          </table:table-cell>
          <table:table-cell office:value-type="float" office:value="6.65" calcext:value-type="float">
            <text:p>6.65</text:p>
          </table:table-cell>
          <table:table-cell office:value-type="float" office:value="6.83333333333333" calcext:value-type="float">
            <text:p>6.83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75" calcext:value-type="float">
            <text:p>6.75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65" calcext:value-type="float">
            <text:p>6.65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1666666666667" calcext:value-type="float">
            <text:p>6.82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68333333333333" calcext:value-type="float">
            <text:p>6.68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" calcext:value-type="float">
            <text:p>7.00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15" calcext:value-type="float">
            <text:p>7.15</text:p>
          </table:table-cell>
          <table:table-cell office:value-type="float" office:value="7.33333333333333" calcext:value-type="float">
            <text:p>7.33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float" office:value="6.95" calcext:value-type="float">
            <text:p>6.95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2" calcext:value-type="float">
            <text:p>7.20</text:p>
          </table:table-cell>
          <table:table-cell office:value-type="float" office:value="7.1" calcext:value-type="float">
            <text:p>7.10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float" office:value="7" calcext:value-type="float">
            <text:p>7.00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06666666666667" calcext:value-type="float">
            <text:p>7.07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float" office:value="6.61666666666667" calcext:value-type="float">
            <text:p>6.62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7.6" calcext:value-type="float">
            <text:p>7.6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23333333333333" calcext:value-type="float">
            <text:p>7.23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95" calcext:value-type="float">
            <text:p>6.9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1" calcext:value-type="float">
            <text:p>7.10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1" calcext:value-type="float">
            <text:p>7.10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3333333333333" calcext:value-type="float">
            <text:p>7.43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16666666666667" calcext:value-type="float">
            <text:p>7.1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7.56666666666667" calcext:value-type="float">
            <text:p>7.57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float" office:value="6.95" calcext:value-type="float">
            <text:p>6.9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86666666666667" calcext:value-type="float">
            <text:p>7.87</text:p>
          </table:table-cell>
          <table:table-cell office:value-type="float" office:value="7.78333333333333" calcext:value-type="float">
            <text:p>7.78</text:p>
          </table:table-cell>
          <table:table-cell office:value-type="float" office:value="7.3" calcext:value-type="float">
            <text:p>7.30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" calcext:value-type="float">
            <text:p>7.60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7.6" calcext:value-type="float">
            <text:p>7.6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3" calcext:value-type="float">
            <text:p>7.30</text:p>
          </table:table-cell>
          <table:table-cell office:value-type="float" office:value="7.55" calcext:value-type="float">
            <text:p>7.55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8.25" calcext:value-type="float">
            <text:p>8.25</text:p>
          </table:table-cell>
          <table:table-cell office:value-type="float" office:value="7.4" calcext:value-type="float">
            <text:p>7.40</text:p>
          </table:table-cell>
          <table:table-cell office:value-type="float" office:value="7.85" calcext:value-type="float">
            <text:p>7.8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1" calcext:value-type="float">
            <text:p>8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float" office:value="7.96666666666667" calcext:value-type="float">
            <text:p>7.97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8.2" calcext:value-type="float">
            <text:p>8.20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DAM</text:p>
          </table:table-cell>
          <table:table-cell office:value-type="float" office:value="7.1" calcext:value-type="float">
            <text:p>7.10</text:p>
          </table:table-cell>
          <table:table-cell office:value-type="float" office:value="8.15" calcext:value-type="float">
            <text:p>8.15</text:p>
          </table:table-cell>
          <table:table-cell office:value-type="float" office:value="8.11666666666667" calcext:value-type="float">
            <text:p>8.12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5" calcext:value-type="float">
            <text:p>8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float" office:value="8.15" calcext:value-type="float">
            <text:p>8.15</text:p>
          </table:table-cell>
          <table:table-cell office:value-type="float" office:value="8.31666666666667" calcext:value-type="float">
            <text:p>8.32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8.45" calcext:value-type="float">
            <text:p>8.45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8.76666666666667" calcext:value-type="float">
            <text:p>8.7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float" office:value="7.2" calcext:value-type="float">
            <text:p>7.20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9.1" calcext:value-type="float">
            <text:p>9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5" calcext:value-type="float">
            <text:p>6.50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5" calcext:value-type="float">
            <text:p>6.55</text:p>
          </table:table-cell>
          <table:table-cell office:value-type="float" office:value="6.63333333333333" calcext:value-type="float">
            <text:p>6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float" office:value="6.95" calcext:value-type="float">
            <text:p>6.95</text:p>
          </table:table-cell>
          <table:table-cell office:value-type="float" office:value="6.48333333333333" calcext:value-type="float">
            <text:p>6.48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61666666666667" calcext:value-type="float">
            <text:p>6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float" office:value="6.95" calcext:value-type="float">
            <text:p>6.95</text:p>
          </table:table-cell>
          <table:table-cell office:value-type="float" office:value="6.68333333333333" calcext:value-type="float">
            <text:p>6.68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6.86666666666667" calcext:value-type="float">
            <text:p>6.87</text:p>
          </table:table-cell>
          <table:table-cell office:value-type="float" office:value="6.9" calcext:value-type="float">
            <text:p>6.9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6.86666666666667" calcext:value-type="float">
            <text:p>6.8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6.9" calcext:value-type="float">
            <text:p>6.90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4" calcext:value-type="float">
            <text:p>7.40</text:p>
          </table:table-cell>
          <table:table-cell office:value-type="float" office:value="7.21666666666667" calcext:value-type="float">
            <text:p>7.2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5" calcext:value-type="float">
            <text:p>7.45</text:p>
          </table:table-cell>
          <table:table-cell office:value-type="float" office:value="7.38333333333333" calcext:value-type="float">
            <text:p>7.3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3" calcext:value-type="float">
            <text:p>7.30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38333333333333" calcext:value-type="float">
            <text:p>7.38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53333333333333" calcext:value-type="float">
            <text:p>7.53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7.43333333333333" calcext:value-type="float">
            <text:p>7.4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35" calcext:value-type="float">
            <text:p>7.35</text:p>
          </table:table-cell>
          <table:table-cell office:value-type="float" office:value="7.48333333333333" calcext:value-type="float">
            <text:p>7.48</text:p>
          </table:table-cell>
          <table:table-cell table:number-columns-repeated="2"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" calcext:value-type="float">
            <text:p>7.4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office:value-type="float" office:value="7.61666666666667" calcext:value-type="float">
            <text:p>7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65" calcext:value-type="float">
            <text:p>7.65</text:p>
          </table:table-cell>
          <table:table-cell office:value-type="float" office:value="7.4" calcext:value-type="float">
            <text:p>7.40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6" calcext:value-type="float">
            <text:p>7.60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float" office:value="7.55" calcext:value-type="float">
            <text:p>7.55</text:p>
          </table:table-cell>
          <table:table-cell office:value-type="float" office:value="7.6" calcext:value-type="float">
            <text:p>7.60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7.75" calcext:value-type="float">
            <text:p>7.75</text:p>
          </table:table-cell>
          <table:table-cell office:value-type="float" office:value="7.68333333333333" calcext:value-type="float">
            <text:p>7.6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T TOM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7.9" calcext:value-type="float">
            <text:p>7.90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13333333333333" calcext:value-type="float">
            <text:p>8.1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0</text:p>
          </table:table-cell>
          <table:table-cell office:value-type="float" office:value="8.08333333333333" calcext:value-type="float">
            <text:p>8.08</text:p>
          </table:table-cell>
          <table:table-cell office:value-type="float" office:value="8.03333333333333" calcext:value-type="float">
            <text:p>8.03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float" office:value="8.36666666666667" calcext:value-type="float">
            <text:p>8.37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8.26666666666667" calcext:value-type="float">
            <text:p>8.27</text:p>
          </table:table-cell>
          <table:table-cell office:value-type="float" office:value="8.36666666666667" calcext:value-type="float">
            <text:p>8.3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float" office:value="8" calcext:value-type="float">
            <text:p>8.00</text:p>
          </table:table-cell>
          <table:table-cell office:value-type="float" office:value="8.3" calcext:value-type="float">
            <text:p>8.30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13333333333333" calcext:value-type="float">
            <text:p>8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float" office:value="8.2" calcext:value-type="float">
            <text:p>8.20</text:p>
          </table:table-cell>
          <table:table-cell office:value-type="float" office:value="8.25" calcext:value-type="float">
            <text:p>8.2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46666666666667" calcext:value-type="float">
            <text:p>8.4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float" office:value="8.41666666666667" calcext:value-type="float">
            <text:p>8.4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68333333333333" calcext:value-type="float">
            <text:p>8.68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9.05" calcext:value-type="float">
            <text:p>9.05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9.13333333333333" calcext:value-type="float">
            <text:p>9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5" calcext:value-type="float">
            <text:p>8.50</text:p>
          </table:table-cell>
          <table:table-cell office:value-type="float" office:value="9.31666666666667" calcext:value-type="float">
            <text:p>9.32</text:p>
          </table:table-cell>
          <table:table-cell office:value-type="float" office:value="9.58333333333333" calcext:value-type="float">
            <text:p>9.58</text:p>
          </table:table-cell>
          <table:table-cell office:value-type="float" office:value="9.21666666666667" calcext:value-type="float">
            <text:p>9.22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float" office:value="9.61666666666667" calcext:value-type="float">
            <text:p>9.62</text:p>
          </table:table-cell>
          <table:table-cell office:value-type="float" office:value="11.4333333333333" calcext:value-type="float">
            <text:p>11.43</text:p>
          </table:table-cell>
          <table:table-cell office:value-type="float" office:value="11.3666666666667" calcext:value-type="float">
            <text:p>11.37</text:p>
          </table:table-cell>
          <table:table-cell office:value-type="float" office:value="0.458333333333333" calcext:value-type="float">
            <text:p>0.4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float" office:value="11.6333333333333" calcext:value-type="float">
            <text:p>11.63</text:p>
          </table:table-cell>
          <table:table-cell office:value-type="float" office:value="12.4166666666667" calcext:value-type="float">
            <text:p>12.42</text:p>
          </table:table-cell>
          <table:table-cell office:value-type="float" office:value="12.1" calcext:value-type="float">
            <text:p>12.10</text:p>
          </table:table-cell>
          <table:table-cell office:value-type="float" office:value="12.6833333333333" calcext:value-type="float">
            <text:p>12.6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45" calcext:value-type="float">
            <text:p>8.45</text:p>
          </table:table-cell>
          <table:table-cell office:value-type="float" office:value="8.9" calcext:value-type="float">
            <text:p>8.90</text:p>
          </table:table-cell>
          <table:table-cell office:value-type="float" office:value="10.1333333333333" calcext:value-type="float">
            <text:p>10.13</text:p>
          </table:table-cell>
          <table:table-cell office:value-type="float" office:value="20.4333333333333" calcext:value-type="float">
            <text:p>20.4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float" office:value="9.65" calcext:value-type="float">
            <text:p>9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15" calcext:value-type="float">
            <text:p>6.15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float" office:value="8.61666666666667" calcext:value-type="float">
            <text:p>8.62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NORM RIDER</text:p>
          </table:table-cell>
          <table:table-cell table:number-columns-repeated="8" table:style-name="Default" office:value-type="float" office:value="13" calcext:value-type="float">
            <text:p>13</text:p>
          </table:table-cell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2" office:value-type="string" calcext:value-type="string">
            <text:p>6:42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0</text:p>
          </table:table-cell>
          <table:table-cell table:style-name="ce2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2" office:value-type="string" calcext:value-type="string">
            <text:p>7:09</text:p>
          </table:table-cell>
          <table:table-cell table:style-name="ce2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2" office:value-type="string" calcext:value-type="string">
            <text:p>7:19</text:p>
          </table:table-cell>
          <table:table-cell table:style-name="ce2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1</text:p>
          </table:table-cell>
          <table:table-cell table:style-name="ce2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2" office:value-type="string" calcext:value-type="string">
            <text:p>7:35</text:p>
          </table:table-cell>
          <table:table-cell table:style-name="ce2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0</text:p>
          </table:table-cell>
          <table:table-cell table:style-name="ce2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2" office:value-type="string" calcext:value-type="string">
            <text:p>7:26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28</text:p>
          </table:table-cell>
          <table:table-cell table:style-name="ce2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2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2" office:value-type="string" calcext:value-type="string">
            <text:p>7:37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7:36</text:p>
          </table:table-cell>
          <table:table-cell table:style-name="ce2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2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2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2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2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01:22:44.306960587</dc:date>
    <dc:creator>rawland </dc:creator>
    <meta:editing-duration>PT18M17S</meta:editing-duration>
    <meta:editing-cycles>5</meta:editing-cycles>
    <meta:generator>LibreOffice/4.4.3.2$Linux_X86_64 LibreOffice_project/40m0$Build-2</meta:generator>
    <meta:document-statistic meta:table-count="2" meta:cell-count="861" meta:object-count="0"/>
  </office:meta>
</office:document-meta>
</file>